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family-generic="modern" style:font-pitch="fixed"/>
    <style:font-face style:name="Andale Sans UI" svg:font-family="'Andale Sans UI'" style:font-pitch="variable"/>
    <style:font-face style:name="Bitstream Vera Sans" svg:font-family="'Bitstream Vera Sans'" style:font-pitch="variable"/>
    <style:font-face style:name="Lucidasans" svg:font-family="Lucidasan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line-height="150%"/>
      <style:text-properties style:font-name="Times New Roman1" fo:font-size="12pt" style:font-size-asian="12pt" style:font-size-complex="12pt"/>
    </style:style>
    <style:style style:name="P2" style:family="paragraph" style:parent-style-name="Standard" style:list-style-name="L1">
      <style:paragraph-properties fo:line-height="150%"/>
      <style:text-properties style:font-name="Times New Roman1" fo:font-size="12pt" style:font-size-asian="12pt" style:font-size-complex="12pt"/>
    </style:style>
    <style:style style:name="P3" style:family="paragraph" style:parent-style-name="Standard" style:list-style-name="L2">
      <style:paragraph-properties fo:line-height="150%"/>
      <style:text-properties style:font-name="Times New Roman1" fo:font-size="12pt" style:font-size-asian="12pt" style:font-size-complex="12pt"/>
    </style:style>
    <style:style style:name="P4" style:family="paragraph" style:parent-style-name="Standard" style:list-style-name="L3">
      <style:paragraph-properties fo:line-height="150%"/>
      <style:text-properties style:font-name="Times New Roman1" fo:font-size="12pt" style:font-size-asian="12pt" style:font-size-complex="12pt"/>
    </style:style>
    <style:style style:name="P5" style:family="paragraph" style:parent-style-name="Standard">
      <style:paragraph-properties fo:line-height="150%"/>
    </style:style>
    <style:style style:name="P6" style:family="paragraph" style:parent-style-name="Preformatted_20_Text">
      <style:paragraph-properties fo:line-height="150%"/>
    </style:style>
    <style:style style:name="P7" style:family="paragraph" style:parent-style-name="Preformatted_20_Text">
      <style:paragraph-properties fo:line-height="150%"/>
      <style:text-properties style:font-name="Times New Roman1" fo:font-size="12pt" style:font-size-asian="12pt" style:font-size-complex="12pt"/>
    </style:style>
    <style:style style:name="P8" style:family="paragraph" style:parent-style-name="Preformatted_20_Text">
      <style:paragraph-properties fo:margin-top="0cm" fo:margin-bottom="0.499cm" fo:line-height="150%"/>
      <style:text-properties style:font-name="Times New Roman1" fo:font-size="12pt" style:font-size-asian="12pt" style:font-size-complex="12pt"/>
    </style:style>
    <style:style style:name="P9" style:family="paragraph" style:parent-style-name="Standard">
      <style:paragraph-properties fo:line-height="100%"/>
      <style:text-properties style:font-name="Times New Roman1" fo:font-size="12pt" style:font-size-asian="12pt" style:font-size-complex="12pt"/>
    </style:style>
    <style:style style:name="T1" style:family="text">
      <style:text-properties style:font-name="Times New Roman1" fo:font-size="12pt" style:font-size-asian="12pt" style:font-size-complex="12pt"/>
    </style:style>
    <style:style style:name="T2" style:family="text" style:parent-style-name="Teletype">
      <style:text-properties style:font-name="Times New Roman1" fo:font-size="12pt" style:font-size-asian="12pt" style:font-size-complex="12pt"/>
    </style:style>
    <style:style style:name="T3" style:family="text" style:parent-style-name="Strong_20_Emphasis">
      <style:text-properties style:font-name="Times New Roman1" fo:font-size="12pt" style:font-size-asian="12pt" style:font-size-complex="12pt"/>
    </style:style>
    <style:style style:name="T4" style:family="text" style:parent-style-name="Strong_20_Emphasis">
      <style:text-properties style:font-name="Times New Roman1" fo:font-size="12pt" fo:font-weight="normal" style:font-size-asian="12pt" style:font-weight-asian="normal" style:font-size-complex="12pt" style:font-weight-complex="normal"/>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3cm" text:min-label-width="0.635cm"/>
        <style:text-properties style:font-name="StarSymbol"/>
      </text:list-level-style-bullet>
      <text:list-level-style-bullet text:level="3" text:style-name="Bullet_20_Symbols" style:num-suffix="." text:bullet-char="–">
        <style:list-level-properties text:space-before="2.66cm" text:min-label-width="0.635cm"/>
        <style:text-properties style:font-name="StarSymbol"/>
      </text:list-level-style-bullet>
      <text:list-level-style-bullet text:level="4" text:style-name="Bullet_20_Symbols" style:num-suffix="." text:bullet-char="–">
        <style:list-level-properties text:space-before="3.99cm" text:min-label-width="0.635cm"/>
        <style:text-properties style:font-name="StarSymbol"/>
      </text:list-level-style-bullet>
      <text:list-level-style-bullet text:level="5" text:style-name="Bullet_20_Symbols" style:num-suffix="." text:bullet-char="–">
        <style:list-level-properties text:space-before="5.32cm" text:min-label-width="0.635cm"/>
        <style:text-properties style:font-name="StarSymbol"/>
      </text:list-level-style-bullet>
      <text:list-level-style-bullet text:level="6" text:style-name="Bullet_20_Symbols" style:num-suffix="." text:bullet-char="–">
        <style:list-level-properties text:space-before="6.65cm" text:min-label-width="0.635cm"/>
        <style:text-properties style:font-name="StarSymbol"/>
      </text:list-level-style-bullet>
      <text:list-level-style-bullet text:level="7" text:style-name="Bullet_20_Symbols" style:num-suffix="." text:bullet-char="–">
        <style:list-level-properties text:space-before="7.98cm" text:min-label-width="0.635cm"/>
        <style:text-properties style:font-name="StarSymbol"/>
      </text:list-level-style-bullet>
      <text:list-level-style-bullet text:level="8" text:style-name="Bullet_20_Symbols" style:num-suffix="." text:bullet-char="–">
        <style:list-level-properties text:space-before="9.31cm" text:min-label-width="0.635cm"/>
        <style:text-properties style:font-name="StarSymbol"/>
      </text:list-level-style-bullet>
      <text:list-level-style-bullet text:level="9" text:style-name="Bullet_20_Symbols" style:num-suffix="." text:bullet-char="–">
        <style:list-level-properties text:space-before="10.64cm" text:min-label-width="0.635cm"/>
        <style:text-properties style:font-name="StarSymbol"/>
      </text:list-level-style-bullet>
      <text:list-level-style-bullet text:level="10" text:style-name="Bullet_20_Symbols" style:num-suffix="." text:bullet-char="–">
        <style:list-level-properties text:space-before="11.97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3cm" text:min-label-width="0.635cm"/>
        <style:text-properties style:font-name="StarSymbol"/>
      </text:list-level-style-bullet>
      <text:list-level-style-bullet text:level="3" text:style-name="Bullet_20_Symbols" style:num-suffix="." text:bullet-char="–">
        <style:list-level-properties text:space-before="2.66cm" text:min-label-width="0.635cm"/>
        <style:text-properties style:font-name="StarSymbol"/>
      </text:list-level-style-bullet>
      <text:list-level-style-bullet text:level="4" text:style-name="Bullet_20_Symbols" style:num-suffix="." text:bullet-char="–">
        <style:list-level-properties text:space-before="3.99cm" text:min-label-width="0.635cm"/>
        <style:text-properties style:font-name="StarSymbol"/>
      </text:list-level-style-bullet>
      <text:list-level-style-bullet text:level="5" text:style-name="Bullet_20_Symbols" style:num-suffix="." text:bullet-char="–">
        <style:list-level-properties text:space-before="5.32cm" text:min-label-width="0.635cm"/>
        <style:text-properties style:font-name="StarSymbol"/>
      </text:list-level-style-bullet>
      <text:list-level-style-bullet text:level="6" text:style-name="Bullet_20_Symbols" style:num-suffix="." text:bullet-char="–">
        <style:list-level-properties text:space-before="6.65cm" text:min-label-width="0.635cm"/>
        <style:text-properties style:font-name="StarSymbol"/>
      </text:list-level-style-bullet>
      <text:list-level-style-bullet text:level="7" text:style-name="Bullet_20_Symbols" style:num-suffix="." text:bullet-char="–">
        <style:list-level-properties text:space-before="7.98cm" text:min-label-width="0.635cm"/>
        <style:text-properties style:font-name="StarSymbol"/>
      </text:list-level-style-bullet>
      <text:list-level-style-bullet text:level="8" text:style-name="Bullet_20_Symbols" style:num-suffix="." text:bullet-char="–">
        <style:list-level-properties text:space-before="9.31cm" text:min-label-width="0.635cm"/>
        <style:text-properties style:font-name="StarSymbol"/>
      </text:list-level-style-bullet>
      <text:list-level-style-bullet text:level="9" text:style-name="Bullet_20_Symbols" style:num-suffix="." text:bullet-char="–">
        <style:list-level-properties text:space-before="10.64cm" text:min-label-width="0.635cm"/>
        <style:text-properties style:font-name="StarSymbol"/>
      </text:list-level-style-bullet>
      <text:list-level-style-bullet text:level="10" text:style-name="Bullet_20_Symbols" style:num-suffix="." text:bullet-char="–">
        <style:list-level-properties text:space-before="11.97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3cm" text:min-label-width="0.635cm"/>
        <style:text-properties style:font-name="StarSymbol"/>
      </text:list-level-style-bullet>
      <text:list-level-style-bullet text:level="3" text:style-name="Bullet_20_Symbols" style:num-suffix="." text:bullet-char="–">
        <style:list-level-properties text:space-before="2.66cm" text:min-label-width="0.635cm"/>
        <style:text-properties style:font-name="StarSymbol"/>
      </text:list-level-style-bullet>
      <text:list-level-style-bullet text:level="4" text:style-name="Bullet_20_Symbols" style:num-suffix="." text:bullet-char="–">
        <style:list-level-properties text:space-before="3.99cm" text:min-label-width="0.635cm"/>
        <style:text-properties style:font-name="StarSymbol"/>
      </text:list-level-style-bullet>
      <text:list-level-style-bullet text:level="5" text:style-name="Bullet_20_Symbols" style:num-suffix="." text:bullet-char="–">
        <style:list-level-properties text:space-before="5.32cm" text:min-label-width="0.635cm"/>
        <style:text-properties style:font-name="StarSymbol"/>
      </text:list-level-style-bullet>
      <text:list-level-style-bullet text:level="6" text:style-name="Bullet_20_Symbols" style:num-suffix="." text:bullet-char="–">
        <style:list-level-properties text:space-before="6.65cm" text:min-label-width="0.635cm"/>
        <style:text-properties style:font-name="StarSymbol"/>
      </text:list-level-style-bullet>
      <text:list-level-style-bullet text:level="7" text:style-name="Bullet_20_Symbols" style:num-suffix="." text:bullet-char="–">
        <style:list-level-properties text:space-before="7.98cm" text:min-label-width="0.635cm"/>
        <style:text-properties style:font-name="StarSymbol"/>
      </text:list-level-style-bullet>
      <text:list-level-style-bullet text:level="8" text:style-name="Bullet_20_Symbols" style:num-suffix="." text:bullet-char="–">
        <style:list-level-properties text:space-before="9.31cm" text:min-label-width="0.635cm"/>
        <style:text-properties style:font-name="StarSymbol"/>
      </text:list-level-style-bullet>
      <text:list-level-style-bullet text:level="9" text:style-name="Bullet_20_Symbols" style:num-suffix="." text:bullet-char="–">
        <style:list-level-properties text:space-before="10.64cm" text:min-label-width="0.635cm"/>
        <style:text-properties style:font-name="StarSymbol"/>
      </text:list-level-style-bullet>
      <text:list-level-style-bullet text:level="10" text:style-name="Bullet_20_Symbols" style:num-suffix="." text:bullet-char="–">
        <style:list-level-properties text:space-before="11.97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Введение.</text:p>
      <text:p text:style-name="P1"><text:tab/>Это дополнение описывает практическую сторону курса “Операционные системы”.</text:p>
      <text:p text:style-name="P1"><text:tab/>Основу практической стороны составляет лабораторная работа. Суть данной лабораторной работы это реализация на лабораторном комплексе взаимодействия процессов посредством сообщений. </text:p>
      <text:p text:style-name="P1"/>
      <text:p text:style-name="P1"><text:tab/><text:tab/><text:tab/><text:tab/><text:tab/>Общая теория.</text:p>
      <text:p text:style-name="P1"><text:tab/>Очереди сообщений являются составной частью ядра Linux/UNIX. Они обслуживатся операционной системой, размещаются в адресном пространстве ядра и являются разделяемым системным ресурсом. Процесс, пославший сообщение в очередь, может не ожидать чтения этого сообщения, он может закончить работу, оставив в очереди сообщение, которое будет прочитано другим процессом позже. Очередь сообщений хранится в виде внутреннего однонаправленного связного списка в адресном пространстве ядра. Каждый элемент этого списка является отдельным сообщением.</text:p>
      <text:p text:style-name="P1"><text:tab/>Для создания новой очереди сообщений или для доступа к существующей используется системный вызов msgget. </text:p>
      <text:p text:style-name="P1"><text:tab/><text:tab/>int msgget(key_t key, int msgflag)</text:p>
      <text:p text:style-name="P1"><text:tab/>Функция возвращает десткриптор объекта-очереди, либо -1 в случае ошибки. Данный дескриптор используется процессом для работы с очередью сообщений. В частности:</text:p>
      <text:p text:style-name="P1"><text:tab/></text:p>
      <text:list text:style-name="L1">
        <text:list-item>
          <text:list>
            <text:list-item>
              <text:p text:style-name="P2">int msgsnd (int msqid, const void *msgp, size_t msgsz, int msgflg) – данная функция помещает сообщение в очередь.</text:p>
            </text:list-item>
            <text:list-item>
              <text:p text:style-name="P2">int msgrcv (int msqid, void *msgp, size_t msgsz, long msgtyp, int msgflg) – данная функция получает сообщения определенного типа из очереди.</text:p>
            </text:list-item>
          </text:list>
        </text:list-item>
      </text:list>
      <text:p text:style-name="P1"><text:tab/></text:p>
      <text:p text:style-name="P1"><text:tab/>Здесь msqid является дескриптором объекта, полученного в результате вызова msgget. Параметр msgp указывает на буфер, содержащий тип сообщения и его данные, размер которого равен msgsz байт. Параметр msgtyp указывает на тип сообщения и используется для их выборочного получения. Если msgtyp равен 0, функция msgrcv получит первое сообщения из очереди. Если величина msgtyp больше 0, будет получено первое сообщение указанного типа. Если величина msgtyp меньше 0, то функция получит первое сообщение с минимальным значением типа, меньше или равного абсолютному значению msgtyp.</text:p>
      <text:p text:style-name="P1"><text:tab/>Поскольку в очереди могут находится сообщения от разных процессов, то в одной очереди можно мультеплексировать сообщения от различных процессов. Для демультиплексирования используется атрибут msgtyp, на основании которого, любой процесс может фильтровать сообщения с помощью функции msgrcv.</text:p>
      <text:p text:style-name="P1"><text:tab/>Дополнительную информацию, можно прочитать в книгах:</text:p>
      <text:list text:style-name="L2">
        <text:list-item>
          <text:list>
            <text:list-item>
              <text:p text:style-name="P3">А.Робачевский - “Операционная система UNIX”</text:p>
            </text:list-item>
            <text:list-item>
              <text:p text:style-name="P3">У. Стивенс “UNIX взаимодействие процессов”</text:p>
            </text:list-item>
          </text:list>
        </text:list-item>
      </text:list>
      <text:p text:style-name="P1"><text:tab/></text:p>
      <text:p text:style-name="P1"/>
      <text:p text:style-name="P1"><text:tab/><text:tab/><text:tab/><text:tab/>Общая информация о лабораторном комплексе.</text:p>
      <text:p text:style-name="P1"><text:tab/>Данный лабораторный комплекс представляет собой динамическую библиотеку (либо статически слинкованные файлы комплекса + исходные тексты студента) в которой реализованы функции, позволяющие эмулировать процесс передачи сообщений между процессами. В данном комплексе реализованы такие функции как:</text:p>
      <text:list text:style-name="L3">
        <text:list-item>
          <text:list>
            <text:list-item>
              <text:p text:style-name="P4">fork_p, функция позволяющая создавать процессы, в эмулируемой системе.</text:p>
            </text:list-item>
            <text:list-item>
              <text:p text:style-name="P4">Lab_msgget, функция, явля<text:tab/>ющаяся аналогом msgget, для создания и доступа к очереди сообщений.</text:p>
            </text:list-item>
            <text:list-item>
              <text:p text:style-name="P4">Lab_msgsnd, функция, являющаяся аналогом msgsnd, для посылки сообщений в очередь.</text:p>
            </text:list-item>
            <text:list-item>
              <text:p text:style-name="P4">Lab_msgrcv, функция, являющаяся аналогом msgrcv, для получения сообщений из очереди.</text:p>
            </text:list-item>
            <text:list-item>
              <text:p text:style-name="P4">generator_procs, функция автоматической генерации процессов в системе.</text:p>
            </text:list-item>
            <text:list-item>
              <text:p text:style-name="P4"><text:s/>generator_msgs, функция автоматической генерации сообщений в очереди.</text:p>
            </text:list-item>
            <text:list-item>
              <text:p text:style-name="P4"><text:s/>make_msgrcv, функция, позволяющая определенному процессу получать сообщение из очереди.</text:p>
            </text:list-item>
            <text:list-item>
              <text:p text:style-name="P4">run – основная функция, реализующая работу эмулируемой системы.</text:p>
            </text:list-item>
          </text:list>
        </text:list-item>
      </text:list>
      <text:p text:style-name="P1"><text:tab/></text:p>
      <text:p text:style-name="P1"><text:tab/>Описание данных функций:</text:p>
      <text:p text:style-name="P1"><text:tab/></text:p>
      <text:p text:style-name="P1"><text:tab/>- int fork_p(int pid, int uid, int gid, int prio) функция создания процесса в эмулируемой системе с параметрами, переданными в качестве аргумента. Передаваемые параметры, это:</text:p>
      <text:p text:style-name="P1"><text:tab/><text:tab/><text:tab/><text:tab/>int pid – pid создаваемого процесса.</text:p>
      <text:p text:style-name="P1"><text:tab/><text:tab/><text:tab/><text:tab/>Int uid – uid создаваемого процесса.</text:p>
      <text:p text:style-name="P1"><text:tab/><text:tab/><text:tab/><text:tab/>Int gid – gid создаваемого процесса.</text:p>
      <text:p text:style-name="P1"><text:tab/><text:tab/><text:tab/><text:tab/>Int prio – приоритет создаваемого процесса.</text:p>
      <text:p text:style-name="P1">Если же процесс с существующим идентификатором уже есть в системе, то выдается соответствующее сообщение. После создания “процесса”, он помещается в очередь всех процессов в системе.</text:p>
      <text:p text:style-name="P1"><text:tab/></text:p>
      <text:p text:style-name="P1"/>
      <text:p text:style-name="P5"><text:span text:style-name="T1"><text:tab/>- int Lab_msgget(int key, int flag) функция создания новой очереди или предоставления доступа к уже существующей очереди. Первый аргумент значение ключа . Этот ключ сравнивается с ключами уже существующих в системе очередей. Если используется вместо ключа IPC_PRIVATE, то пользователь получает гарантию того, что будет создана очередь с еще не использованным ключом. При этом операция открытия или доступа к очереди зависит от содержимого аргумента </text:span><text:span text:style-name="T2">msgflg</text:span><text:span text:style-name="T1">:</text:span></text:p>
      <text:p text:style-name="P6"><text:span text:style-name="T3"><text:tab/><text:tab/><text:tab/><text:tab/></text:span><text:span text:style-name="T4">IPC_CREAT</text:span></text:p>
      <text:p text:style-name="P7">Создает очередь, если она не была создана ранее.</text:p>
      <text:p text:style-name="P6"><text:span text:style-name="T3"><text:tab/><text:tab/><text:tab/><text:tab/></text:span><text:span text:style-name="T4">IPC_EXCL</text:span></text:p>
      <text:p text:style-name="P7">При использовании совместно с IPC_CREAT, приводит к неудаче если</text:p>
      <text:p text:style-name="P6"><text:span text:style-name="T1">очередь уже существует. Вызов Lab_</text:span><text:span text:style-name="T2">msgget()</text:span><text:span text:style-name="T1"> с </text:span><text:span text:style-name="T2">IPC_CREAT</text:span><text:span text:style-name="T1">, но без </text:span><text:span text:style-name="T2">IPC_EXCL</text:span></text:p>
      <text:p text:style-name="P7">всегда выдает идентификатор (существующей с таким ключом или созданной)</text:p>
      <text:p text:style-name="P6"><text:span text:style-name="T1">очереди. Использование </text:span><text:span text:style-name="T2">IPC_EXCL</text:span><text:span text:style-name="T1"> вместе с </text:span><text:span text:style-name="T2">IPC_CREAT</text:span><text:span text:style-name="T1"> либо</text:span></text:p>
      <text:p text:style-name="P7">создает новую очередь, либо, если очередь уже существует, заканчивается</text:p>
      <text:p text:style-name="P6"><text:span text:style-name="T1">неудачей. Самостоятельно </text:span><text:span text:style-name="T2">IPC_EXCL</text:span><text:span text:style-name="T1"> бесполезен, но вместе c</text:span></text:p>
      <text:p text:style-name="P6"><text:span text:style-name="T2">IPC_CREAT</text:span><text:span text:style-name="T1"> он дает гарантию, что ни одна из существующих очередей не</text:span></text:p>
      <text:p text:style-name="P7">открывается для доступа.</text:p>
      <text:p text:style-name="P7"><text:s/><text:tab/></text:p>
      <text:p text:style-name="P7"/>
      <text:p text:style-name="P7"><text:tab/>- int Lab_msgsnd(long msg_type, int msg_flag) функция отсылки сообщения в очередь. В качестве параметров передаются значения типа сообщения и флаг, если передан флаг IPC_NOWAIT, то если очередь переполнена, то сообщение не записывается в очередь,</text:p>
      <text:p text:style-name="P7">и управление передается вызывающему процессу. Если эта ситуация не</text:p>
      <text:p text:style-name="P7">обрабатывается вызывающим процессом, то он приостанавливается</text:p>
      <text:p text:style-name="P8">(блокируется), пока сообщение не будет прочитано. Указание в данном случае таких параметров как: msqid, const void *msgp, size_t msgsz не требуется, поскольку, при создании очереди функцией <text:s/>Lab_msgget, созданный дескриптор очереди записывается в .......</text:p>
      <text:p text:style-name="P8"><text:tab/>- int Lab_msgrcv(int msg_type, long msg_flag) функция получения сообщения из очереди. В качестве параметров передается тип сообщения, а так же флаг, если передан флаг IPC_NOWAIT и процесс не нашел сообщение с нужным типом, то процесс идет в спящий режим.</text:p>
      <text:p text:style-name="P7"><text:tab/>- int generator_msgs(int pid, int begin, int end, int key) функция автоматической генерации сообщений в очереди. В качестве параметров передается pid процесса, который будет отсылать сообщения в очередь с ключом key, сообщения будут поступать в очередь в порядке их создания, с типами соответственно от begin до end.</text:p>
      <text:p text:style-name="P7"><text:tab/>- int generator_procs(int begin, int end, int mode) функция автоматической генерации процессов в эмулируемой системе. Количество создаваемых процессов контролируется через параметры begin и end. Принцип создания процессов указывается через параметр mode.</text:p>
      <text:p text:style-name="P7"><text:tab/>- int make_msgrcv(int pid, int m_type, int msg_flag) функция, позволяющая определенному процессу получать сообщение из очереди. В качестве параметров передается pid процесса, тип сообщения и флаги, используемые при получении сообщения.<text:tab/></text:p>
      <text:p text:style-name="P7"/>
      <text:p text:style-name="P7"/>
      <text:p text:style-name="P7"><text:tab/><text:tab/><text:tab/>Программирование с использованием функций комплекса.</text:p>
      <text:p text:style-name="P7"><text:tab/><text:tab/><text:tab/><text:tab/>Пример программы.</text:p>
      <text:p text:style-name="P7">В примере 1, показано применение функций generate_procs, generage_msgs и make_msgrcv. Данный пример создает в эмулируемой системе 5 процессов с pid от 1 до 5, а остальные параметры генерируются комплексом, так же создается очередь процессом с pid 2, очередь с ключом 4, в данной очереди будет сгенерировано 5 сообщений с типами сообщений от 1 до 5. Для получения сообщения из очереди применяется функция make_msgrcv, которая добавляет функцию получения сообщения из очереди с типом сообщения 3, процессу с pid равным 2. Для запуска программы используется функция run().</text:p>
      <text:p text:style-name="P7">#include &lt;stdio.h&gt;</text:p>
      <text:p text:style-name="P7">#include "sched.h"</text:p>
      <text:p text:style-name="P7">#include "generator.h"</text:p>
      <text:p text:style-name="P7"/>
      <text:p text:style-name="P7">int main(int argc, char **argv)</text:p>
      <text:p text:style-name="P7">{</text:p>
      <text:p text:style-name="P7"><text:tab/>generator_procs(1,5,1);</text:p>
      <text:p text:style-name="P7"><text:tab/>generator_msgs(2,1,5,4);</text:p>
      <text:p text:style-name="P7"/>
      <text:p text:style-name="P7"><text:tab/>if (make_msgrcv(2, 3, 1) == -1) //pid, m_type, msg_flag</text:p>
      <text:p text:style-name="P7"><text:tab/><text:tab/>return -1;</text:p>
      <text:p text:style-name="P7"/>
      <text:p text:style-name="P7"><text:tab/>if (run() == -1)</text:p>
      <text:p text:style-name="P7"><text:tab/>{</text:p>
      <text:p text:style-name="P7"><text:tab/><text:tab/>return -1;</text:p>
      <text:p text:style-name="P7"><text:tab/>}</text:p>
      <text:p text:style-name="P7"/>
      <text:p text:style-name="P7"><text:tab/>return 0;</text:p>
      <text:p text:style-name="P7">}</text:p>
      <text:p text:style-name="P7"/>
      <text:p text:style-name="P7">Во втором примере<text:tab/>рассматривается полностью ручное программирование эмулируемой системы с помощью функций fork_p, Lab_msgget, Lab_msgsnd, Lab_msgrcv и run. В приведенном ниже примере рассматривается создание четырех процессов в эмулируемой системе, а так же использование функций работы с очередями сообщений:</text:p>
      <text:p text:style-name="P7"/>
      <text:p text:style-name="P7"/>
      <text:p text:style-name="P7"/>
      <text:p text:style-name="P7"/>
      <text:p text:style-name="P7"/>
      <text:p text:style-name="P7"/>
      <text:p text:style-name="P9">#include &lt;stdio.h&gt;</text:p>
      <text:p text:style-name="P9">#include "sched.h"</text:p>
      <text:p text:style-name="P9">#include "fork.h"</text:p>
      <text:p text:style-name="P9">#include "msg.h"</text:p>
      <text:p text:style-name="P9"/>
      <text:p text:style-name="P9">int main(int argc, char **argv)</text:p>
      <text:p text:style-name="P9">{</text:p>
      <text:p text:style-name="P9">// process 1 <text:s text:c="7"/></text:p>
      <text:p text:style-name="P9"><text:tab/>if(fork_p(1,1,1,2) &lt; 0)</text:p>
      <text:p text:style-name="P9"><text:tab/>{</text:p>
      <text:p text:style-name="P9"><text:tab/><text:tab/>printf("cannot create proc\n");</text:p>
      <text:p text:style-name="P9"><text:tab/><text:tab/>return -1;</text:p>
      <text:p text:style-name="P9"><text:tab/>}</text:p>
      <text:p text:style-name="P9"><text:tab/>if(Lab_msgget(IPC_PRIVATE, IPC_CREAT) &lt; 0)</text:p>
      <text:p text:style-name="P9"><text:tab/>{</text:p>
      <text:p text:style-name="P9"><text:tab/><text:tab/>printf("mistake in msgget\n");</text:p>
      <text:p text:style-name="P9"><text:tab/><text:tab/>return -1;</text:p>
      <text:p text:style-name="P9"><text:tab/>}</text:p>
      <text:p text:style-name="P9"/>
      <text:p text:style-name="P9">//process 2 <text:s text:c="7"/></text:p>
      <text:p text:style-name="P9"><text:tab/>if(fork_p(2,1,1,1) &lt; 0)</text:p>
      <text:p text:style-name="P9"><text:tab/>{</text:p>
      <text:p text:style-name="P9"><text:tab/><text:tab/>printf("cannot create proc\n");</text:p>
      <text:p text:style-name="P9"><text:tab/><text:tab/>return -1;</text:p>
      <text:p text:style-name="P9"><text:tab/>}</text:p>
      <text:p text:style-name="P9"><text:tab/>if(Lab_msgget(1, IPC_CREAT|IPC_EXCL) &lt; 0)</text:p>
      <text:p text:style-name="P9"><text:tab/>{</text:p>
      <text:p text:style-name="P9"><text:tab/><text:tab/>printf("mistake in msgget\n");</text:p>
      <text:p text:style-name="P9"><text:tab/><text:tab/>return -1;</text:p>
      <text:p text:style-name="P9"><text:tab/>}</text:p>
      <text:p text:style-name="P9"><text:tab/>if(Lab_msgsnd(3,0) &lt; 0)</text:p>
      <text:p text:style-name="P9"><text:tab/>{</text:p>
      <text:p text:style-name="P9"><text:tab/><text:tab/>printf("mistake in msgsnd\n");</text:p>
      <text:p text:style-name="P9"><text:tab/><text:tab/>return -1;</text:p>
      <text:p text:style-name="P9"><text:tab/>}</text:p>
      <text:p text:style-name="P9"><text:tab/>if(Lab_msgrcv(3,0) &lt; 0)</text:p>
      <text:p text:style-name="P9"><text:tab/>{</text:p>
      <text:p text:style-name="P9"><text:tab/><text:tab/>printf("mistake in msgsnd\n");</text:p>
      <text:p text:style-name="P9"><text:tab/><text:tab/>return -1;</text:p>
      <text:p text:style-name="P9"><text:tab/>}</text:p>
      <text:p text:style-name="P9"/>
      <text:p text:style-name="P9"/>
      <text:p text:style-name="P9">//process 3</text:p>
      <text:p text:style-name="P9"><text:tab/>if(fork_p(3,1,1,2) &lt; 0)</text:p>
      <text:p text:style-name="P9"><text:tab/>{</text:p>
      <text:p text:style-name="P9"><text:tab/><text:tab/>printf("cannot create proc\n");</text:p>
      <text:p text:style-name="P9"><text:tab/><text:tab/>return -1;</text:p>
      <text:p text:style-name="P9"><text:tab/>}</text:p>
      <text:p text:style-name="P9"><text:tab/>if(Lab_msgget(1, IPC_CREAT) &lt; 0)</text:p>
      <text:p text:style-name="P9"><text:tab/>{</text:p>
      <text:p text:style-name="P9"><text:tab/><text:tab/>printf("mistake in msgget\n");</text:p>
      <text:p text:style-name="P9"><text:tab/><text:tab/>return -1;</text:p>
      <text:p text:style-name="P9"><text:tab/>}</text:p>
      <text:p text:style-name="P9"><text:tab/>if(Lab_msgsnd(3,0) &lt; 0)</text:p>
      <text:p text:style-name="P9"><text:tab/>{</text:p>
      <text:p text:style-name="P9"><text:tab/><text:tab/>printf("mistake in msgsnd\n");</text:p>
      <text:p text:style-name="P9"><text:tab/><text:tab/>return -1;</text:p>
      <text:p text:style-name="P9"><text:tab/>}</text:p>
      <text:p text:style-name="P9"><text:tab/>if(Lab_msgrcv(3,0) &lt; 0)</text:p>
      <text:p text:style-name="P9"><text:tab/>{</text:p>
      <text:p text:style-name="P9"><text:tab/><text:tab/>printf("mistake in msgrcv\n");</text:p>
      <text:p text:style-name="P9"><text:tab/><text:tab/>return -1;</text:p>
      <text:p text:style-name="P9"><text:tab/>}</text:p>
      <text:p text:style-name="P9"><text:tab/>if(Lab_msgrcv(3,0) &lt; 0)</text:p>
      <text:p text:style-name="P9"><text:tab/>{</text:p>
      <text:p text:style-name="P9"><text:tab/><text:tab/>printf("mistake in msgrcv\n");</text:p>
      <text:p text:style-name="P9"><text:tab/><text:tab/>return -1;</text:p>
      <text:p text:style-name="P9"><text:tab/>}</text:p>
      <text:p text:style-name="P9"/>
      <text:p text:style-name="P9">//process 4</text:p>
      <text:p text:style-name="P9"><text:tab/>if(fork_p(4,1,1,5) &lt; 0)</text:p>
      <text:p text:style-name="P9"><text:tab/>{</text:p>
      <text:p text:style-name="P9"><text:tab/><text:tab/>printf("cannot create proc\n");</text:p>
      <text:p text:style-name="P9"><text:tab/><text:tab/>return -1;</text:p>
      <text:p text:style-name="P9"><text:tab/>}</text:p>
      <text:p text:style-name="P9"/>
      <text:p text:style-name="P9"/>
      <text:p text:style-name="P9"><text:tab/>if (run() == -1)</text:p>
      <text:p text:style-name="P9"><text:tab/>{</text:p>
      <text:p text:style-name="P9"><text:tab/><text:tab/>return -1;</text:p>
      <text:p text:style-name="P9"><text:tab/>}</text:p>
      <text:p text:style-name="P9"/>
      <text:p text:style-name="P9"><text:tab/>return 0;</text:p>
      <text:p text:style-name="P9">}</text:p>
      <text:p text:style-name="P9"><text:tab/><text:tab/><text:tab/><text:tab/><text:tab/>Задания</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family-generic="modern" style:font-pitch="fixed"/>
    <style:font-face style:name="Andale Sans UI" svg:font-family="'Andale Sans UI'" style:font-pitch="variable"/>
    <style:font-face style:name="Bitstream Vera Sans" svg:font-family="'Bitstream Vera Sans'" style:font-pitch="variable"/>
    <style:font-face style:name="Lucidasans" svg:font-family="Lucidasan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Alexey Zubator</meta:initial-creator>
    <meta:creation-date>2005-10-13T12:49:33</meta:creation-date>
    <dc:creator>zubator zubator</dc:creator>
    <dc:date>2005-10-24T10:39:52</dc:date>
    <dc:language>en-US</dc:language>
    <meta:editing-cycles>12</meta:editing-cycles>
    <meta:editing-duration>PT8H17M53S</meta:editing-duration>
    <meta:user-defined meta:name="Info 1"/>
    <meta:user-defined meta:name="Info 2"/>
    <meta:user-defined meta:name="Info 3"/>
    <meta:user-defined meta:name="Info 4"/>
    <meta:document-statistic meta:table-count="0" meta:image-count="0" meta:object-count="0" meta:page-count="6" meta:paragraph-count="156" meta:word-count="1252" meta:character-count="8948"/>
  </office:meta>
</office:document-meta>
</file>